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72.97mm"/>
    </style:style>
    <style:style style:name="co6" style:family="table-column">
      <style:table-column-properties fo:break-before="auto" style:column-width="72.43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61.81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3.2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7.69mm"/>
    </style:style>
    <style:style style:name="co14" style:family="table-column">
      <style:table-column-properties fo:break-before="auto" style:column-width="53.78mm"/>
    </style:style>
    <style:style style:name="co15" style:family="table-column">
      <style:table-column-properties fo:break-before="auto" style:column-width="83.93mm"/>
    </style:style>
    <style:style style:name="co16" style:family="table-column">
      <style:table-column-properties fo:break-before="auto" style:column-width="25.86mm"/>
    </style:style>
    <style:style style:name="co17" style:family="table-column">
      <style:table-column-properties fo:break-before="auto" style:column-width="56.16mm"/>
    </style:style>
    <style:style style:name="co18" style:family="table-column">
      <style:table-column-properties fo:break-before="auto" style:column-width="33.36mm"/>
    </style:style>
    <style:style style:name="co19" style:family="table-column">
      <style:table-column-properties fo:break-before="auto" style:column-width="53.09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32.91mm"/>
    </style:style>
    <style:style style:name="co22" style:family="table-column">
      <style:table-column-properties fo:break-before="auto" style:column-width="4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17.97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17.18mm" fo:break-before="auto" style:use-optimal-row-height="false"/>
    </style:style>
    <style:style style:name="ro8" style:family="table-row">
      <style:table-row-properties style:row-height="6.86mm" fo:break-before="auto" style:use-optimal-row-height="false"/>
    </style:style>
    <style:style style:name="ro9" style:family="table-row">
      <style:table-row-properties style:row-height="9.24mm" fo:break-before="auto" style:use-optimal-row-height="false"/>
    </style:style>
    <style:style style:name="ro10" style:family="table-row">
      <style:table-row-properties style:row-height="6.33mm" fo:break-before="auto" style:use-optimal-row-height="false"/>
    </style:style>
    <style:style style:name="ro11" style:family="table-row">
      <style:table-row-properties style:row-height="4.96mm" fo:break-before="auto" style:use-optimal-row-height="false"/>
    </style:style>
    <style:style style:name="ro12" style:family="table-row">
      <style:table-row-properties style:row-height="5.61mm" fo:break-before="auto" style:use-optimal-row-height="false"/>
    </style:style>
    <style:style style:name="ro13" style:family="table-row">
      <style:table-row-properties style:row-height="5.27mm" fo:break-before="auto" style:use-optimal-row-height="false"/>
    </style:style>
    <style:style style:name="ro14" style:family="table-row">
      <style:table-row-properties style:row-height="4.62mm" fo:break-before="auto" style:use-optimal-row-height="false"/>
    </style:style>
    <style:style style:name="ro15" style:family="table-row">
      <style:table-row-properties style:row-height="4.29mm" fo:break-before="auto" style:use-optimal-row-height="false"/>
    </style:style>
    <style:style style:name="ro16" style:family="table-row">
      <style:table-row-properties style:row-height="7.04mm" fo:break-before="auto" style:use-optimal-row-height="false"/>
    </style:style>
    <style:style style:name="ro17" style:family="table-row">
      <style:table-row-properties style:row-height="12.33mm" fo:break-before="auto" style:use-optimal-row-height="false"/>
    </style:style>
    <style:style style:name="ro18" style:family="table-row">
      <style:table-row-properties style:row-height="9.15mm" fo:break-before="auto" style:use-optimal-row-height="false"/>
    </style:style>
    <style:style style:name="ro19" style:family="table-row">
      <style:table-row-properties style:row-height="7.74mm" fo:break-before="auto" style:use-optimal-row-height="false"/>
    </style:style>
    <style:style style:name="ro20" style:family="table-row">
      <style:table-row-properties style:row-height="10.57mm" fo:break-before="auto" style:use-optimal-row-height="false"/>
    </style:style>
    <style:style style:name="ro21" style:family="table-row">
      <style:table-row-properties style:row-height="10.57mm" fo:break-before="auto" style:use-optimal-row-height="true"/>
    </style:style>
    <style:style style:name="ro22" style:family="table-row">
      <style:table-row-properties style:row-height="9.75mm" fo:break-before="auto" style:use-optimal-row-height="false"/>
    </style:style>
    <style:style style:name="ro23" style:family="table-row">
      <style:table-row-properties style:row-height="12.36mm" fo:break-before="auto" style:use-optimal-row-height="true"/>
    </style:style>
    <style:style style:name="ro24" style:family="table-row">
      <style:table-row-properties style:row-height="11.09mm" fo:break-before="auto" style:use-optimal-row-height="false"/>
    </style:style>
    <style:style style:name="ro25" style:family="table-row">
      <style:table-row-properties style:row-height="8.54mm" fo:break-before="auto" style:use-optimal-row-height="false"/>
    </style:style>
    <style:style style:name="ro26" style:family="table-row">
      <style:table-row-properties style:row-height="8.59mm" fo:break-before="auto" style:use-optimal-row-height="true"/>
    </style:style>
    <style:style style:name="ro27" style:family="table-row">
      <style:table-row-properties style:row-height="7.39mm" fo:break-before="auto" style:use-optimal-row-height="false"/>
    </style:style>
    <style:style style:name="ro28" style:family="table-row">
      <style:table-row-properties style:row-height="10.58mm" fo:break-before="auto" style:use-optimal-row-height="false"/>
    </style:style>
    <style:style style:name="ro29" style:family="table-row">
      <style:table-row-properties style:row-height="6.61mm" fo:break-before="auto" style:use-optimal-row-height="false"/>
    </style:style>
    <style:style style:name="ro30" style:family="table-row">
      <style:table-row-properties style:row-height="19.83mm" fo:break-before="auto" style:use-optimal-row-height="false"/>
    </style:style>
    <style:style style:name="ro31" style:family="table-row">
      <style:table-row-properties style:row-height="8.17mm" fo:break-before="auto" style:use-optimal-row-height="false"/>
    </style:style>
    <style:style style:name="ro32" style:family="table-row">
      <style:table-row-properties style:row-height="7.27mm" fo:break-before="auto" style:use-optimal-row-height="false"/>
    </style:style>
    <style:style style:name="ro33" style:family="table-row">
      <style:table-row-properties style:row-height="10.04mm" fo:break-before="auto" style:use-optimal-row-height="false"/>
    </style:style>
    <style:style style:name="ro34" style:family="table-row">
      <style:table-row-properties style:row-height="8.93mm" fo:break-before="auto" style:use-optimal-row-height="false"/>
    </style:style>
    <style:style style:name="ro35" style:family="table-row">
      <style:table-row-properties style:row-height="9.51mm" fo:break-before="auto" style:use-optimal-row-height="false"/>
    </style:style>
    <style:style style:name="ro36" style:family="table-row">
      <style:table-row-properties style:row-height="14.22mm" fo:break-before="auto" style:use-optimal-row-height="false"/>
    </style:style>
    <style:style style:name="ro37" style:family="table-row">
      <style:table-row-properties style:row-height="11.24mm" fo:break-before="auto" style:use-optimal-row-height="false"/>
    </style:style>
    <style:style style:name="ro38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7"/>
      <style:map style:condition="cell-content()=&quot;ok&quot;" style:apply-style-name="Untitled1" style:base-cell-address="Login.E7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8"/>
      <style:map style:condition="cell-content()=&quot;ok&quot;" style:apply-style-name="Untitled1" style:base-cell-address="Login.E8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0"/>
      <style:map style:condition="cell-content()=&quot;ok&quot;" style:apply-style-name="Untitled1" style:base-cell-address="Login.E10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1"/>
      <style:map style:condition="cell-content()=&quot;ok&quot;" style:apply-style-name="Untitled1" style:base-cell-address="Login.E11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2"/>
      <style:map style:condition="cell-content()=&quot;ok&quot;" style:apply-style-name="Untitled1" style:base-cell-address="Login.E12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5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6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27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38" style:family="table-cell" style:parent-style-name="Default">
      <style:table-cell-properties fo:wrap-option="wrap" fo:border="none"/>
      <style:map style:condition="cell-content()=&quot;x&quot;" style:apply-style-name="Untitled2" style:base-cell-address="Perfil.E6"/>
      <style:map style:condition="cell-content()=&quot;ok&quot;" style:apply-style-name="Untitled1" style:base-cell-address="Perfil.E6"/>
    </style:style>
    <style:style style:name="ce39" style:family="table-cell" style:parent-style-name="Default">
      <style:table-cell-properties fo:wrap-option="wrap" fo:border="none"/>
      <style:map style:condition="cell-content()=&quot;x&quot;" style:apply-style-name="Untitled2" style:base-cell-address="Perfil.E7"/>
      <style:map style:condition="cell-content()=&quot;ok&quot;" style:apply-style-name="Untitled1" style:base-cell-address="Perfil.E7"/>
    </style:style>
    <style:style style:name="ce40" style:family="table-cell" style:parent-style-name="Default">
      <style:table-cell-properties fo:wrap-option="wrap" fo:border="none"/>
      <style:map style:condition="cell-content()=&quot;x&quot;" style:apply-style-name="Untitled2" style:base-cell-address="Perfil.E8"/>
      <style:map style:condition="cell-content()=&quot;ok&quot;" style:apply-style-name="Untitled1" style:base-cell-address="Perfil.E8"/>
    </style:style>
    <style:style style:name="ce41" style:family="table-cell" style:parent-style-name="Default">
      <style:table-cell-properties fo:wrap-option="wrap" fo:border="none"/>
      <style:map style:condition="cell-content()=&quot;x&quot;" style:apply-style-name="Untitled2" style:base-cell-address="Perfil.E9"/>
      <style:map style:condition="cell-content()=&quot;ok&quot;" style:apply-style-name="Untitled1" style:base-cell-address="Perfil.E9"/>
    </style:style>
    <style:style style:name="ce42" style:family="table-cell" style:parent-style-name="Default">
      <style:table-cell-properties fo:wrap-option="wrap" fo:border="none"/>
      <style:map style:condition="cell-content()=&quot;x&quot;" style:apply-style-name="Untitled2" style:base-cell-address="Perfil.E10"/>
      <style:map style:condition="cell-content()=&quot;ok&quot;" style:apply-style-name="Untitled1" style:base-cell-address="Perfil.E10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1"/>
      <style:map style:condition="cell-content()=&quot;ok&quot;" style:apply-style-name="Untitled1" style:base-cell-address="Perfil.E11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12"/>
      <style:map style:condition="cell-content()=&quot;ok&quot;" style:apply-style-name="Untitled1" style:base-cell-address="Perfil.E12"/>
    </style:style>
    <style:style style:name="ce45" style:family="table-cell" style:parent-style-name="Default">
      <style:table-cell-properties fo:wrap-option="wrap" fo:border="none"/>
      <style:map style:condition="cell-content()=&quot;x&quot;" style:apply-style-name="Untitled2" style:base-cell-address="Perfil.E13"/>
      <style:map style:condition="cell-content()=&quot;ok&quot;" style:apply-style-name="Untitled1" style:base-cell-address="Perfil.E13"/>
    </style:style>
    <style:style style:name="ce46" style:family="table-cell" style:parent-style-name="Default">
      <style:table-cell-properties fo:wrap-option="wrap" fo:border="none"/>
      <style:map style:condition="cell-content()=&quot;x&quot;" style:apply-style-name="Untitled2" style:base-cell-address="Perfil.E14"/>
      <style:map style:condition="cell-content()=&quot;ok&quot;" style:apply-style-name="Untitled1" style:base-cell-address="Perfil.E14"/>
    </style:style>
    <style:style style:name="ce47" style:family="table-cell" style:parent-style-name="Default">
      <style:table-cell-properties fo:wrap-option="wrap" fo:border="none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2"/>
      <style:map style:condition="cell-content()=&quot;ok&quot;" style:apply-style-name="Untitled1" style:base-cell-address="Ponto.E2"/>
    </style:style>
    <style:style style:name="ce52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3"/>
      <style:map style:condition="cell-content()=&quot;ok&quot;" style:apply-style-name="Untitled1" style:base-cell-address="Ponto.E3"/>
    </style:style>
    <style:style style:name="ce53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4"/>
      <style:map style:condition="cell-content()=&quot;ok&quot;" style:apply-style-name="Untitled1" style:base-cell-address="Ponto.E4"/>
    </style:style>
    <style:style style:name="ce5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5"/>
      <style:map style:condition="cell-content()=&quot;ok&quot;" style:apply-style-name="Untitled1" style:base-cell-address="Ponto.E5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6"/>
      <style:map style:condition="cell-content()=&quot;ok&quot;" style:apply-style-name="Untitled1" style:base-cell-address="Ponto.E6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7"/>
      <style:map style:condition="cell-content()=&quot;ok&quot;" style:apply-style-name="Untitled1" style:base-cell-address="Ponto.E7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8"/>
      <style:map style:condition="cell-content()=&quot;ok&quot;" style:apply-style-name="Untitled1" style:base-cell-address="Ponto.E8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9"/>
      <style:map style:condition="cell-content()=&quot;ok&quot;" style:apply-style-name="Untitled1" style:base-cell-address="Ponto.E9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10"/>
      <style:map style:condition="cell-content()=&quot;ok&quot;" style:apply-style-name="Untitled1" style:base-cell-address="Ponto.E10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11"/>
      <style:map style:condition="cell-content()=&quot;ok&quot;" style:apply-style-name="Untitled1" style:base-cell-address="Ponto.E11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Ponto.E12"/>
      <style:map style:condition="cell-content()=&quot;ok&quot;" style:apply-style-name="Untitled1" style:base-cell-address="Ponto.E12"/>
    </style:style>
    <style:style style:name="ce62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cell-content()=&quot;x&quot;" style:apply-style-name="Untitled2" style:base-cell-address="Ponto.E13"/>
      <style:map style:condition="cell-content()=&quot;ok&quot;" style:apply-style-name="Untitled1" style:base-cell-address="Ponto.E13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E2"/>
      <style:map style:condition="cell-content()=&quot;ok&quot;" style:apply-style-name="Untitled1" style:base-cell-address="'Contra Cheque'.E2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3"/>
      <style:map style:condition="cell-content()=&quot;ok&quot;" style:apply-style-name="Untitled1" style:base-cell-address="'Contra Cheque'.E3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4"/>
      <style:map style:condition="cell-content()=&quot;ok&quot;" style:apply-style-name="Untitled1" style:base-cell-address="'Contra Cheque'.E4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5"/>
      <style:map style:condition="cell-content()=&quot;ok&quot;" style:apply-style-name="Untitled1" style:base-cell-address="'Contra Cheque'.E5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6"/>
      <style:map style:condition="cell-content()=&quot;ok&quot;" style:apply-style-name="Untitled1" style:base-cell-address="'Contra Cheque'.E6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7"/>
      <style:map style:condition="cell-content()=&quot;ok&quot;" style:apply-style-name="Untitled1" style:base-cell-address="'Contra Cheque'.E7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8"/>
      <style:map style:condition="cell-content()=&quot;ok&quot;" style:apply-style-name="Untitled1" style:base-cell-address="'Contra Cheque'.E8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9"/>
      <style:map style:condition="cell-content()=&quot;ok&quot;" style:apply-style-name="Untitled1" style:base-cell-address="'Contra Cheque'.E9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'Contra Cheque'.E10"/>
      <style:map style:condition="cell-content()=&quot;ok&quot;" style:apply-style-name="Untitled1" style:base-cell-address="'Contra Cheque'.E10"/>
    </style:style>
    <style:style style:name="ce72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cell-content()=&quot;x&quot;" style:apply-style-name="Untitled2" style:base-cell-address="'Contra Cheque'.E11"/>
      <style:map style:condition="cell-content()=&quot;ok&quot;" style:apply-style-name="Untitled1" style:base-cell-address="'Contra Cheque'.E11"/>
    </style:style>
    <style:style style:name="ce7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80" style:family="table-cell" style:parent-style-name="Default">
      <style:table-cell-properties fo:border-bottom="0.06pt solid #000000" fo:wrap-option="wrap" fo:border-left="0.06pt solid #000000" fo:border-right="0.06pt solid #000000" fo:border-top="none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8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0"/>
    <style:style style:name="ce8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8"/>
  </office:automatic-styles>
  <office:body>
    <office:spreadsheet>
      <table:calculation-settings table:automatic-find-labels="false"/>
      <table:table table:name="Versõ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1">
          <table:table-cell office:value-type="string" calcext:value-type="string">
            <text:p>Versão app</text:p>
          </table:table-cell>
          <table:table-cell office:value-type="string" calcext:value-type="string">
            <text:p>1.0.29</text:p>
          </table:table-cell>
        </table:table-row>
        <table:table-row table:style-name="ro1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1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table table:name="Logi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1"/>
        <table:table-column table:style-name="co8" table:default-cell-style-name="ce26"/>
        <table:table-column table:style-name="co9" table:default-cell-style-name="ce11"/>
        <table:table-column table:style-name="co3" table:number-columns-repeated="3" table:default-cell-style-name="Default"/>
        <table:table-row table:style-name="ro2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6" office:value-type="string" calcext:value-type="string">
            <text:p>Esperado</text:p>
          </table:table-cell>
          <table:table-cell table:style-name="ce9" office:value-type="string" calcext:value-type="string">
            <text:p>Feito</text:p>
          </table:table-cell>
          <table:table-cell table:style-name="ce12"/>
          <table:table-cell table:style-name="ce27" office:value-type="string" calcext:value-type="string">
            <text:p>Comentário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 com campos vazios</text:p>
          </table:table-cell>
          <table:table-cell table:style-name="ce7" office:value-type="string" calcext:value-type="string">
            <text:p>Bloquear botão de login.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7" office:value-type="string" calcext:value-type="string">
            <text:p>Exibir mensagem: "CPF ou senha incorretos" e Mensagem de tentativas de login restantes</text:p>
          </table:table-cell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>
            <text:p>Login com CPF válido, porém não está na base de dados</text:p>
          </table:table-cell>
          <table:table-cell table:style-name="ce7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0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3">
          <table:covered-table-cell table:style-name="ce3"/>
          <table:table-cell table:style-name="ce5" office:value-type="string" calcext:value-type="string">
            <text:p>Tentativa de Login quando o usuário não foi confirmado</text:p>
          </table:table-cell>
          <table:covered-table-cell table:style-name="ce7"/>
          <table:covered-table-cell table:style-name="ce10"/>
          <table:covered-table-cell table:style-name="ce16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7" office:value-type="string" calcext:value-type="string">
            <text:p>Acesso Concedido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ok</text:p>
          </table:table-cell>
          <table:table-cell table:number-columns-repeated="4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7" office:value-type="string" calcext:value-type="string">
            <text:p>Exibe a mensagem “CPF inválido”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number-columns-repeated="4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uperar senha </text:p>
          </table:table-cell>
          <table:table-cell table:style-name="ce7" office:value-type="string" calcext:value-type="string">
            <text:p>Acessar atividade de recuperação de senha.</text:p>
          </table:table-cell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ok</text:p>
          </table:table-cell>
          <table:table-cell table:number-columns-repeated="4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7" office:value-type="string" calcext:value-type="string">
            <text:p>Logar com sucesso e ter acesso ao TextView(dropdown) .</text:p>
          </table:table-cell>
          <table:table-cell table:style-name="ce1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8" office:value-type="string" calcext:value-type="string">
            <text:p>Ao clicar no dropdwon a empresa desaparece, deve ser testado em celulares de menor tela.</text:p>
          </table:table-cell>
          <table:table-cell table:number-columns-repeated="3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7" office:value-type="string" calcext:value-type="string">
            <text:p>Logar com sucesso.</text:p>
          </table:table-cell>
          <table:table-cell table:style-name="ce10" office:value-type="string" calcext:value-type="string">
            <text:p>x</text:p>
          </table:table-cell>
          <table:table-cell table:style-name="ce21" office:value-type="string" calcext:value-type="string">
            <text:p>ok</text:p>
          </table:table-cell>
          <table:table-cell table:number-columns-repeated="4"/>
        </table:table-row>
        <table:table-row table:style-name="ro9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2" office:value-type="string" calcext:value-type="string">
            <text:p>Login/Logout/Login</text:p>
          </table:table-cell>
          <table:table-cell table:style-name="ce7" office:value-type="string" calcext:value-type="string" table:number-columns-spanned="1" table:number-rows-spanned="2">
            <text:p>Não apresentar nenhum error e logar normalmente.</text:p>
          </table:table-cell>
          <table:table-cell table:style-name="ce10" office:value-type="string" calcext:value-type="string" table:number-columns-spanned="1" table:number-rows-spanned="2">
            <text:p>x</text:p>
          </table:table-cell>
          <table:table-cell table:style-name="ce22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5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7"/>
          <table:covered-table-cell table:style-name="ce10"/>
          <table:covered-table-cell table:style-name="ce23"/>
          <table:table-cell table:style-name="Default"/>
          <table:table-cell table:number-columns-repeated="3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7" office:value-type="string" calcext:value-type="string">
            <text:p>Continuar logado.</text:p>
          </table:table-cell>
          <table:table-cell table:style-name="ce10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table:style-name="ce25" office:value-type="string" calcext:value-type="string">
            <text:p>x</text:p>
          </table:table-cell>
          <table:table-cell table:number-columns-repeated="4"/>
        </table:table-row>
        <table:table-row table:style-name="ro1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4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5">
          <table:table-cell table:number-columns-repeated="2"/>
          <table:table-cell table:style-name="Default" table:number-columns-repeated="4"/>
          <table:table-cell/>
          <table:table-cell table:style-name="ce29"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Login.E26:Login.E1048576 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3:Login.E4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</calcext:conditional-formats>
      </table:table>
      <table:table table:name="Perfi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11"/>
        <table:table-column table:style-name="co8" table:default-cell-style-name="ce47"/>
        <table:table-column table:style-name="co9" table:default-cell-style-name="Default"/>
        <table:table-column table:style-name="co3" table:number-columns-repeated="3" table:default-cell-style-name="Default"/>
        <table:table-row table:style-name="ro1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6" office:value-type="string" calcext:value-type="string">
            <text:p>Esperado</text:p>
          </table:table-cell>
          <table:table-cell table:style-name="ce9" office:value-type="string" calcext:value-type="string">
            <text:p>Feito</text:p>
          </table:table-cell>
          <table:table-cell table:style-name="ce33"/>
          <table:table-cell table:style-name="ce27" office:value-type="string" calcext:value-type="string">
            <text:p>Comentário</text:p>
          </table:table-cell>
          <table:table-cell table:number-columns-repeated="3"/>
        </table:table-row>
        <table:table-row table:style-name="ro17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7" office:value-type="string" calcext:value-type="string">
            <text:p>Não crashar</text:p>
          </table:table-cell>
          <table:table-cell table:style-name="ce10" office:value-type="string" calcext:value-type="string">
            <text:p>x</text:p>
          </table:table-cell>
          <table:table-cell table:style-name="ce34" office:value-type="string" calcext:value-type="string">
            <text:p>ok</text:p>
          </table:table-cell>
          <table:table-cell table:style-name="ce48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8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7" office:value-type="string" calcext:value-type="string">
            <text:p>Não crashar</text:p>
          </table:table-cell>
          <table:table-cell table:style-name="ce10" office:value-type="string" calcext:value-type="string">
            <text:p>x</text:p>
          </table:table-cell>
          <table:table-cell table:style-name="ce35" office:value-type="string" calcext:value-type="string">
            <text:p>ok</text:p>
          </table:table-cell>
          <table:table-cell table:style-name="ce49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9">
          <table:table-cell table:style-name="ce2"/>
          <table:table-cell table:style-name="ce2" office:value-type="string" calcext:value-type="string">
            <text:p>Botão editar escondido (por enquanto)</text:p>
          </table:table-cell>
          <table:table-cell table:style-name="ce7"/>
          <table:table-cell table:style-name="ce10"/>
          <table:table-cell table:style-name="ce36"/>
          <table:table-cell table:style-name="ce50"/>
          <table:table-cell table:number-columns-repeated="3"/>
        </table:table-row>
        <table:table-row table:style-name="ro20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7" office:value-type="string" calcext:value-type="string">
            <text:p>Trocar dados(checagem por cpf)</text:p>
          </table:table-cell>
          <table:table-cell table:style-name="ce10" office:value-type="string" calcext:value-type="string">
            <text:p>x</text:p>
          </table:table-cell>
          <table:table-cell table:style-name="ce37" office:value-type="string" calcext:value-type="string">
            <text:p>ok</text:p>
          </table:table-cell>
          <table:table-cell table:style-name="ce49" office:value-type="string" calcext:value-type="string">
            <text:p>Checagem feita com 2 logins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30" table:number-columns-repeated="2"/>
          <table:table-cell table:style-name="ce31"/>
          <table:table-cell table:style-name="ce32"/>
          <table:table-cell table:style-name="ce38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9" table:number-columns-repeated="2"/>
        </table:table-row>
        <table:table-row table:style-name="ro1">
          <table:table-cell table:style-name="ce30" table:number-columns-repeated="4"/>
          <table:table-cell table:style-name="Default"/>
          <table:table-cell table:number-columns-repeated="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6:Perfil.E1048576 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4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8:Perfil.E8">
            <calcext:condition calcext:apply-style-name="Untitled2" calcext:value="=&quot;x&quot;" calcext:base-cell-address="Perfil.E8"/>
            <calcext:condition calcext:apply-style-name="Untitled1" calcext:value="=&quot;ok&quot;" calcext:base-cell-address="Perfil.E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0:Perfil.E10">
            <calcext:condition calcext:apply-style-name="Untitled2" calcext:value="=&quot;x&quot;" calcext:base-cell-address="Perfil.E10"/>
            <calcext:condition calcext:apply-style-name="Untitled1" calcext:value="=&quot;ok&quot;" calcext:base-cell-address="Perfil.E10"/>
          </calcext:conditional-format>
          <calcext:conditional-format calcext:target-range-address="Perfil.E11:Perfil.E11">
            <calcext:condition calcext:apply-style-name="Untitled2" calcext:value="=&quot;x&quot;" calcext:base-cell-address="Perfil.E11"/>
            <calcext:condition calcext:apply-style-name="Untitled1" calcext:value="=&quot;ok&quot;" calcext:base-cell-address="Perfil.E11"/>
          </calcext:conditional-format>
          <calcext:conditional-format calcext:target-range-address="Perfil.E12:Perfil.E12">
            <calcext:condition calcext:apply-style-name="Untitled2" calcext:value="=&quot;x&quot;" calcext:base-cell-address="Perfil.E12"/>
            <calcext:condition calcext:apply-style-name="Untitled1" calcext:value="=&quot;ok&quot;" calcext:base-cell-address="Perfil.E12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</calcext:conditional-formats>
      </table:table>
      <table:table table:name="Ponto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7"/>
        <table:table-column table:style-name="co13" table:default-cell-style-name="ce10"/>
        <table:table-column table:style-name="co3" table:default-cell-style-name="Default"/>
        <table:table-column table:style-name="co14" table:default-cell-style-name="Default"/>
        <table:table-row table:style-name="ro2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6" office:value-type="string" calcext:value-type="string">
            <text:p>Esperado</text:p>
          </table:table-cell>
          <table:table-cell table:style-name="ce9" office:value-type="string" calcext:value-type="string">
            <text:p>Feito</text:p>
          </table:table-cell>
          <table:table-cell/>
          <table:table-cell table:style-name="ce27" office:value-type="string" calcext:value-type="string">
            <text:p>Comentário</text:p>
          </table:table-cell>
        </table:table-row>
        <table:table-row table:style-name="ro22">
          <table:table-cell office:value-type="float" office:value="1" calcext:value-type="float">
            <text:p>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  <table:table-cell table:style-name="ce51" office:value-type="string" calcext:value-type="string">
            <text:p>ok</text:p>
          </table:table-cell>
          <table:table-cell/>
        </table:table-row>
        <table:table-row table:style-name="ro23">
          <table:table-cell office:value-type="float" office:value="2" calcext:value-type="float">
            <text:p>2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  <table:table-cell table:style-name="ce52" office:value-type="string" calcext:value-type="string">
            <text:p>ok</text:p>
          </table:table-cell>
          <table:table-cell/>
        </table:table-row>
        <table:table-row table:style-name="ro24">
          <table:table-cell/>
          <table:table-cell office:value-type="string" calcext:value-type="string">
            <text:p>Exibir detalhes do espelho de ponto</text:p>
          </table:table-cell>
          <table:table-cell table:number-columns-repeated="2"/>
          <table:table-cell table:style-name="ce53"/>
          <table:table-cell/>
        </table:table-row>
        <table:table-row table:style-name="ro23">
          <table:table-cell/>
          <table:table-cell office:value-type="string" calcext:value-type="string">
            <text:p>Registrar ponto para uma matrícula que já possui </text:p>
            <text:p>pontos no espelho</text:p>
          </table:table-cell>
          <table:table-cell/>
          <table:table-cell office:value-type="string" calcext:value-type="string">
            <text:p>Faltam dados</text:p>
          </table:table-cell>
          <table:table-cell table:style-name="ce54"/>
          <table:table-cell/>
        </table:table-row>
        <table:table-row table:style-name="ro23">
          <table:table-cell/>
          <table:table-cell office:value-type="string" calcext:value-type="string">
            <text:p>Registrar ponto para matrícula que não possua</text:p>
            <text:p>pontos no espelho</text:p>
          </table:table-cell>
          <table:table-cell/>
          <table:table-cell office:value-type="string" calcext:value-type="string">
            <text:p>Faltam dados</text:p>
          </table:table-cell>
          <table:table-cell table:style-name="ce55"/>
          <table:table-cell/>
        </table:table-row>
        <table:table-row table:style-name="ro25">
          <table:table-cell/>
          <table:table-cell office:value-type="string" calcext:value-type="string">
            <text:p>Registrar batida offline</text:p>
          </table:table-cell>
          <table:table-cell/>
          <table:table-cell office:value-type="string" calcext:value-type="string">
            <text:p>Faltam dados</text:p>
          </table:table-cell>
          <table:table-cell table:style-name="ce56"/>
          <table:table-cell/>
        </table:table-row>
        <table:table-row table:style-name="ro26">
          <table:table-cell/>
          <table:table-cell office:value-type="string" calcext:value-type="string">
            <text:p>Enviar batida ao receber conexão a internet</text:p>
          </table:table-cell>
          <table:table-cell/>
          <table:table-cell office:value-type="string" calcext:value-type="string">
            <text:p>Faltam dados</text:p>
          </table:table-cell>
          <table:table-cell table:style-name="ce57"/>
          <table:table-cell/>
        </table:table-row>
        <table:table-row table:style-name="ro26">
          <table:table-cell/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  <table:table-cell table:style-name="ce58"/>
          <table:table-cell/>
        </table:table-row>
        <table:table-row table:style-name="ro3">
          <table:table-cell/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  <table:table-cell table:style-name="ce59"/>
          <table:table-cell/>
        </table:table-row>
        <table:table-row table:style-name="ro26">
          <table:table-cell/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Faltam dados</text:p>
          </table:table-cell>
          <table:table-cell table:style-name="ce60"/>
          <table:table-cell/>
        </table:table-row>
        <table:table-row table:style-name="ro27">
          <table:table-cell office:value-type="float" office:value="3" calcext:value-type="float">
            <text:p>3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61" office:value-type="string" calcext:value-type="string">
            <text:p>ok</text:p>
          </table:table-cell>
          <table:table-cell office:value-type="string" calcext:value-type="string">
            <text:p>Crasha o app em algumas situações não constantes.</text:p>
          </table:table-cell>
        </table:table-row>
        <table:table-row table:style-name="ro3">
          <table:table-cell/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Faltam dados</text:p>
          </table:table-cell>
          <table:table-cell table:style-name="ce62"/>
          <table:table-cell/>
        </table:table-row>
        <calcext:conditional-formats>
          <calcext:conditional-format calcext:target-range-address="Ponto.E2:Ponto.E2">
            <calcext:condition calcext:apply-style-name="Untitled2" calcext:value="=&quot;x&quot;" calcext:base-cell-address="Ponto.E2"/>
            <calcext:condition calcext:apply-style-name="Untitled1" calcext:value="=&quot;ok&quot;" calcext:base-cell-address="Ponto.E2"/>
          </calcext:conditional-format>
          <calcext:conditional-format calcext:target-range-address="Ponto.E3:Ponto.E3">
            <calcext:condition calcext:apply-style-name="Untitled2" calcext:value="=&quot;x&quot;" calcext:base-cell-address="Ponto.E3"/>
            <calcext:condition calcext:apply-style-name="Untitled1" calcext:value="=&quot;ok&quot;" calcext:base-cell-address="Ponto.E3"/>
          </calcext:conditional-format>
          <calcext:conditional-format calcext:target-range-address="Ponto.E4:Ponto.E4">
            <calcext:condition calcext:apply-style-name="Untitled2" calcext:value="=&quot;x&quot;" calcext:base-cell-address="Ponto.E4"/>
            <calcext:condition calcext:apply-style-name="Untitled1" calcext:value="=&quot;ok&quot;" calcext:base-cell-address="Ponto.E4"/>
          </calcext:conditional-format>
          <calcext:conditional-format calcext:target-range-address="Ponto.E5:Ponto.E5">
            <calcext:condition calcext:apply-style-name="Untitled2" calcext:value="=&quot;x&quot;" calcext:base-cell-address="Ponto.E5"/>
            <calcext:condition calcext:apply-style-name="Untitled1" calcext:value="=&quot;ok&quot;" calcext:base-cell-address="Ponto.E5"/>
          </calcext:conditional-format>
          <calcext:conditional-format calcext:target-range-address="Ponto.E6:Ponto.E6">
            <calcext:condition calcext:apply-style-name="Untitled2" calcext:value="=&quot;x&quot;" calcext:base-cell-address="Ponto.E6"/>
            <calcext:condition calcext:apply-style-name="Untitled1" calcext:value="=&quot;ok&quot;" calcext:base-cell-address="Ponto.E6"/>
          </calcext:conditional-format>
          <calcext:conditional-format calcext:target-range-address="Ponto.E7:Ponto.E7">
            <calcext:condition calcext:apply-style-name="Untitled2" calcext:value="=&quot;x&quot;" calcext:base-cell-address="Ponto.E7"/>
            <calcext:condition calcext:apply-style-name="Untitled1" calcext:value="=&quot;ok&quot;" calcext:base-cell-address="Ponto.E7"/>
          </calcext:conditional-format>
          <calcext:conditional-format calcext:target-range-address="Ponto.E8:Ponto.E8">
            <calcext:condition calcext:apply-style-name="Untitled2" calcext:value="=&quot;x&quot;" calcext:base-cell-address="Ponto.E8"/>
            <calcext:condition calcext:apply-style-name="Untitled1" calcext:value="=&quot;ok&quot;" calcext:base-cell-address="Ponto.E8"/>
          </calcext:conditional-format>
          <calcext:conditional-format calcext:target-range-address="Ponto.E9:Ponto.E9">
            <calcext:condition calcext:apply-style-name="Untitled2" calcext:value="=&quot;x&quot;" calcext:base-cell-address="Ponto.E9"/>
            <calcext:condition calcext:apply-style-name="Untitled1" calcext:value="=&quot;ok&quot;" calcext:base-cell-address="Ponto.E9"/>
          </calcext:conditional-format>
          <calcext:conditional-format calcext:target-range-address="Ponto.E10:Ponto.E10">
            <calcext:condition calcext:apply-style-name="Untitled2" calcext:value="=&quot;x&quot;" calcext:base-cell-address="Ponto.E10"/>
            <calcext:condition calcext:apply-style-name="Untitled1" calcext:value="=&quot;ok&quot;" calcext:base-cell-address="Ponto.E10"/>
          </calcext:conditional-format>
          <calcext:conditional-format calcext:target-range-address="Ponto.E11:Ponto.E11">
            <calcext:condition calcext:apply-style-name="Untitled2" calcext:value="=&quot;x&quot;" calcext:base-cell-address="Ponto.E11"/>
            <calcext:condition calcext:apply-style-name="Untitled1" calcext:value="=&quot;ok&quot;" calcext:base-cell-address="Ponto.E11"/>
          </calcext:conditional-format>
          <calcext:conditional-format calcext:target-range-address="Ponto.E12:Ponto.E12">
            <calcext:condition calcext:apply-style-name="Untitled2" calcext:value="=&quot;x&quot;" calcext:base-cell-address="Ponto.E12"/>
            <calcext:condition calcext:apply-style-name="Untitled1" calcext:value="=&quot;ok&quot;" calcext:base-cell-address="Ponto.E12"/>
          </calcext:conditional-format>
          <calcext:conditional-format calcext:target-range-address="Ponto.E13:Ponto.E13">
            <calcext:condition calcext:apply-style-name="Untitled2" calcext:value="=&quot;x&quot;" calcext:base-cell-address="Ponto.E13"/>
            <calcext:condition calcext:apply-style-name="Untitled1" calcext:value="=&quot;ok&quot;" calcext:base-cell-address="Ponto.E13"/>
          </calcext:conditional-format>
        </calcext:conditional-formats>
      </table:table>
      <table:table table:name="Contra Cheque" table:style-name="ta1"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2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6" office:value-type="string" calcext:value-type="string">
            <text:p>Esperado</text:p>
          </table:table-cell>
          <table:table-cell table:style-name="ce9" office:value-type="string" calcext:value-type="string">
            <text:p>Feito</text:p>
          </table:table-cell>
          <table:table-cell/>
          <table:table-cell table:style-name="ce27" office:value-type="string" calcext:value-type="string">
            <text:p>Comentário</text:p>
          </table:table-cell>
        </table:table-row>
        <table:table-row table:style-name="ro28">
          <table:table-cell table:style-name="ce2"/>
          <table:table-cell table:style-name="ce2" office:value-type="string" calcext:value-type="string">
            <text:p>Exibir empty state quando não houver folha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63"/>
          <table:table-cell/>
        </table:table-row>
        <table:table-row table:style-name="ro29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7"/>
          <table:table-cell table:style-name="ce10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/>
        </table:table-row>
        <table:table-row table:style-name="ro30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7"/>
          <table:table-cell table:style-name="ce10" office:value-type="string" calcext:value-type="string">
            <text:p>x</text:p>
          </table:table-cell>
          <table:table-cell table:style-name="ce65"/>
          <table:table-cell office:value-type="string" calcext:value-type="string">
            <text:p>Não é “Scrollable”</text:p>
          </table:table-cell>
        </table:table-row>
        <table:table-row table:style-name="ro28">
          <table:table-cell table:style-name="ce2"/>
          <table:table-cell table:style-name="ce2" office:value-type="string" calcext:value-type="string">
            <text:p>Exibir mais de um tipo de folha (quando necessário)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66"/>
          <table:table-cell/>
        </table:table-row>
        <table:table-row table:style-name="ro28">
          <table:table-cell table:style-name="ce2"/>
          <table:table-cell table:style-name="ce2" office:value-type="string" calcext:value-type="string">
            <text:p>Marcador do contracheque (lido/ não lido)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67"/>
          <table:table-cell/>
        </table:table-row>
        <table:table-row table:style-name="ro28">
          <table:table-cell table:style-name="ce2"/>
          <table:table-cell table:style-name="ce2" office:value-type="string" calcext:value-type="string">
            <text:p>Exibição da máscara e referência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68"/>
          <table:table-cell/>
        </table:table-row>
        <table:table-row table:style-name="ro28">
          <table:table-cell table:style-name="ce2"/>
          <table:table-cell table:style-name="ce2" office:value-type="string" calcext:value-type="string">
            <text:p>Exibir/Exportar pdf</text:p>
          </table:table-cell>
          <table:table-cell table:style-name="ce7"/>
          <table:table-cell table:style-name="ce10" office:value-type="string" calcext:value-type="string">
            <text:p>Não é possível.</text:p>
          </table:table-cell>
          <table:table-cell table:style-name="ce69"/>
          <table:table-cell/>
        </table:table-row>
        <table:table-row table:style-name="ro28">
          <table:table-cell table:style-name="ce2"/>
          <table:table-cell table:style-name="ce2" office:value-type="string" calcext:value-type="string">
            <text:p>Atualizar dados ao trocar de empresa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70"/>
          <table:table-cell/>
        </table:table-row>
        <table:table-row table:style-name="ro29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7"/>
          <table:table-cell table:style-name="ce10" office:value-type="string" calcext:value-type="string">
            <text:p>x</text:p>
          </table:table-cell>
          <table:table-cell table:style-name="ce71" office:value-type="string" calcext:value-type="string">
            <text:p>ok</text:p>
          </table:table-cell>
          <table:table-cell/>
        </table:table-row>
        <table:table-row table:style-name="ro28">
          <table:table-cell table:style-name="ce2"/>
          <table:table-cell table:style-name="ce2" office:value-type="string" calcext:value-type="string">
            <text:p>Transição de tela quando só tem 1 folha para o mês</text:p>
          </table:table-cell>
          <table:table-cell table:style-name="ce7"/>
          <table:table-cell table:style-name="ce10" office:value-type="string" calcext:value-type="string">
            <text:p>Faltam dados</text:p>
          </table:table-cell>
          <table:table-cell table:style-name="ce72"/>
          <table:table-cell/>
        </table:table-row>
        <table:table-row table:style-name="ro31">
          <table:table-cell table:number-columns-repeated="6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'Contra Cheque'.E2:'Contra Cheque'.E2">
            <calcext:condition calcext:apply-style-name="Untitled2" calcext:value="=&quot;x&quot;" calcext:base-cell-address="'Contra Cheque'.E2"/>
            <calcext:condition calcext:apply-style-name="Untitled1" calcext:value="=&quot;ok&quot;" calcext:base-cell-address="'Contra Cheque'.E2"/>
          </calcext:conditional-format>
          <calcext:conditional-format calcext:target-range-address="'Contra Cheque'.E3:'Contra Cheque'.E3">
            <calcext:condition calcext:apply-style-name="Untitled2" calcext:value="=&quot;x&quot;" calcext:base-cell-address="'Contra Cheque'.E3"/>
            <calcext:condition calcext:apply-style-name="Untitled1" calcext:value="=&quot;ok&quot;" calcext:base-cell-address="'Contra Cheque'.E3"/>
          </calcext:conditional-format>
          <calcext:conditional-format calcext:target-range-address="'Contra Cheque'.E4:'Contra Cheque'.E4">
            <calcext:condition calcext:apply-style-name="Untitled2" calcext:value="=&quot;x&quot;" calcext:base-cell-address="'Contra Cheque'.E4"/>
            <calcext:condition calcext:apply-style-name="Untitled1" calcext:value="=&quot;ok&quot;" calcext:base-cell-address="'Contra Cheque'.E4"/>
          </calcext:conditional-format>
          <calcext:conditional-format calcext:target-range-address="'Contra Cheque'.E5:'Contra Cheque'.E5">
            <calcext:condition calcext:apply-style-name="Untitled2" calcext:value="=&quot;x&quot;" calcext:base-cell-address="'Contra Cheque'.E5"/>
            <calcext:condition calcext:apply-style-name="Untitled1" calcext:value="=&quot;ok&quot;" calcext:base-cell-address="'Contra Cheque'.E5"/>
          </calcext:conditional-format>
          <calcext:conditional-format calcext:target-range-address="'Contra Cheque'.E6:'Contra Cheque'.E6">
            <calcext:condition calcext:apply-style-name="Untitled2" calcext:value="=&quot;x&quot;" calcext:base-cell-address="'Contra Cheque'.E6"/>
            <calcext:condition calcext:apply-style-name="Untitled1" calcext:value="=&quot;ok&quot;" calcext:base-cell-address="'Contra Cheque'.E6"/>
          </calcext:conditional-format>
          <calcext:conditional-format calcext:target-range-address="'Contra Cheque'.E7:'Contra Cheque'.E7">
            <calcext:condition calcext:apply-style-name="Untitled2" calcext:value="=&quot;x&quot;" calcext:base-cell-address="'Contra Cheque'.E7"/>
            <calcext:condition calcext:apply-style-name="Untitled1" calcext:value="=&quot;ok&quot;" calcext:base-cell-address="'Contra Cheque'.E7"/>
          </calcext:conditional-format>
          <calcext:conditional-format calcext:target-range-address="'Contra Cheque'.E8:'Contra Cheque'.E8">
            <calcext:condition calcext:apply-style-name="Untitled2" calcext:value="=&quot;x&quot;" calcext:base-cell-address="'Contra Cheque'.E8"/>
            <calcext:condition calcext:apply-style-name="Untitled1" calcext:value="=&quot;ok&quot;" calcext:base-cell-address="'Contra Cheque'.E8"/>
          </calcext:conditional-format>
          <calcext:conditional-format calcext:target-range-address="'Contra Cheque'.E9:'Contra Cheque'.E9">
            <calcext:condition calcext:apply-style-name="Untitled2" calcext:value="=&quot;x&quot;" calcext:base-cell-address="'Contra Cheque'.E9"/>
            <calcext:condition calcext:apply-style-name="Untitled1" calcext:value="=&quot;ok&quot;" calcext:base-cell-address="'Contra Cheque'.E9"/>
          </calcext:conditional-format>
          <calcext:conditional-format calcext:target-range-address="'Contra Cheque'.E10:'Contra Cheque'.E10">
            <calcext:condition calcext:apply-style-name="Untitled2" calcext:value="=&quot;x&quot;" calcext:base-cell-address="'Contra Cheque'.E10"/>
            <calcext:condition calcext:apply-style-name="Untitled1" calcext:value="=&quot;ok&quot;" calcext:base-cell-address="'Contra Cheque'.E10"/>
          </calcext:conditional-format>
          <calcext:conditional-format calcext:target-range-address="'Contra Cheque'.E11:'Contra Cheque'.E11">
            <calcext:condition calcext:apply-style-name="Untitled2" calcext:value="=&quot;x&quot;" calcext:base-cell-address="'Contra Cheque'.E11"/>
            <calcext:condition calcext:apply-style-name="Untitled1" calcext:value="=&quot;ok&quot;" calcext:base-cell-address="'Contra Cheque'.E11"/>
          </calcext:conditional-format>
        </calcext:conditional-formats>
      </table:table>
      <table:table table:name="Férias" table:style-name="ta1">
        <table:table-column table:style-name="co19" table:default-cell-style-name="ce2"/>
        <table:table-column table:style-name="co20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2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6" office:value-type="string" calcext:value-type="string">
            <text:p>Esperado</text:p>
          </table:table-cell>
          <table:table-cell table:style-name="ce9" office:value-type="string" calcext:value-type="string">
            <text:p>Feito</text:p>
          </table:table-cell>
          <table:table-cell/>
        </table:table-row>
        <table:table-row table:style-name="ro32">
          <table:table-cell office:value-type="float" office:value="1" calcext:value-type="float">
            <text:p>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style-name="ce73" office:value-type="string" calcext:value-type="string">
            <text:p>ok</text:p>
          </table:table-cell>
        </table:table-row>
        <table:table-row table:style-name="ro33">
          <table:table-cell office:value-type="float" office:value="2" calcext:value-type="float">
            <text:p>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style-name="ce74" office:value-type="string" calcext:value-type="string">
            <text:p>ok</text:p>
          </table:table-cell>
        </table:table-row>
        <table:table-row table:style-name="ro34">
          <table:table-cell office:value-type="float" office:value="3" calcext:value-type="float">
            <text:p>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style-name="ce75" office:value-type="string" calcext:value-type="string">
            <text:p>ok</text:p>
          </table:table-cell>
        </table:table-row>
        <table:table-row table:style-name="ro35">
          <table:table-cell/>
          <table:table-cell office:value-type="string" calcext:value-type="string">
            <text:p>Atualizar dados ao trocar de empresa</text:p>
          </table:table-cell>
          <table:table-cell/>
          <table:table-cell table:style-name="ce10" office:value-type="string" calcext:value-type="string">
            <text:p>Faltam dados</text:p>
          </table:table-cell>
          <table:table-cell table:style-name="ce76"/>
        </table:table-row>
        <table:table-row table:style-name="ro36">
          <table:table-cell/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77"/>
        </table:table-row>
        <table:table-row table:style-name="ro37">
          <table:table-cell/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78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79" office:value-type="string" calcext:value-type="string">
            <text:p>ok</text:p>
          </table:table-cell>
        </table:table-row>
        <table:table-row table:style-name="ro35">
          <table:table-cell/>
          <table:table-cell office:value-type="string" calcext:value-type="string">
            <text:p>Exibir empty state quando não houver dados</text:p>
          </table:table-cell>
          <table:table-cell/>
          <table:table-cell table:style-name="ce10" office:value-type="string" calcext:value-type="string">
            <text:p>Faltam dados</text:p>
          </table:table-cell>
          <table:table-cell table:style-name="ce80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Dados" table:style-name="ta1">
        <table:table-column table:style-name="co21" table:default-cell-style-name="ce83"/>
        <table:table-column table:style-name="co15" table:default-cell-style-name="ce86"/>
        <table:table-column table:style-name="co3" table:default-cell-style-name="Default"/>
        <table:table-column table:style-name="co22" table:default-cell-style-name="Default"/>
        <table:table-row table:style-name="ro2">
          <table:table-cell table:style-name="ce81" office:value-type="string" calcext:value-type="string">
            <text:p>CPF</text:p>
          </table:table-cell>
          <table:table-cell table:style-name="ce84" office:value-type="string" calcext:value-type="string">
            <text:p>Matrículas</text:p>
          </table:table-cell>
          <table:table-cell table:style-name="ce29" table:number-columns-repeated="2"/>
        </table:table-row>
        <table:table-row table:style-name="ro3">
          <table:table-cell table:style-name="ce82" office:value-type="float" office:value="1607344521" calcext:value-type="float">
            <text:p>01607344521</text:p>
          </table:table-cell>
          <table:table-cell table:style-name="ce8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">
          <table:table-cell table:style-name="ce82" office:value-type="float" office:value="51858550530" calcext:value-type="float">
            <text:p>51858550530</text:p>
          </table:table-cell>
          <table:table-cell table:style-name="ce8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38">
          <table:table-cell table:style-name="ce82"/>
          <table:table-cell table:style-name="ce8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1">
          <table:table-cell table:style-name="ce82" office:value-type="float" office:value="1530880521" calcext:value-type="float" table:number-columns-spanned="1" table:number-rows-spanned="2">
            <text:p>01530880521</text:p>
          </table:table-cell>
          <table:table-cell table:style-name="ce8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1">
          <table:covered-table-cell table:style-name="ce82"/>
          <table:table-cell table:style-name="ce8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1">
          <table:table-cell table:style-name="ce82" office:value-type="float" office:value="2607014590" calcext:value-type="float" table:number-columns-spanned="1" table:number-rows-spanned="2">
            <text:p>02607014590</text:p>
          </table:table-cell>
          <table:table-cell table:style-name="ce8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1">
          <table:covered-table-cell table:style-name="ce82"/>
          <table:table-cell table:style-name="ce8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1">
          <table:table-cell table:style-name="ce82" office:value-type="float" office:value="1846903580" calcext:value-type="float" table:number-columns-spanned="1" table:number-rows-spanned="2">
            <text:p>01846903580</text:p>
          </table:table-cell>
          <table:table-cell table:style-name="ce8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1">
          <table:covered-table-cell table:style-name="ce82"/>
          <table:table-cell table:style-name="ce8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1">
          <table:table-cell table:style-name="ce82" office:value-type="float" office:value="2800413573" calcext:value-type="float" table:number-columns-spanned="1" table:number-rows-spanned="2">
            <text:p>02800413573</text:p>
          </table:table-cell>
          <table:table-cell table:style-name="ce8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1">
          <table:covered-table-cell table:style-name="ce82"/>
          <table:table-cell table:style-name="ce8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1">
          <table:table-cell table:style-name="ce82" office:value-type="float" office:value="21839086025" calcext:value-type="float">
            <text:p>21839086025</text:p>
          </table:table-cell>
          <table:table-cell table:style-name="ce8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09:45:26.623901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3-08T09:57:33.956974199</dc:date>
    <meta:editing-duration>PT2H36M33S</meta:editing-duration>
    <meta:editing-cycles>20</meta:editing-cycles>
    <meta:document-statistic meta:table-count="7" meta:cell-count="223" meta:object-count="0"/>
  </office:meta>
</office:document-meta>
</file>